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17" style:family="paragraph" style:parent-style-name="Footer">
      <style:paragraph-properties fo:text-align="center" style:justify-single-word="false"/>
      <style:text-properties officeooo:paragraph-rsid="003b27fd"/>
    </style:style>
    <style:style style:name="P1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ext_20_body">
      <style:text-properties officeooo:paragraph-rsid="002764d2"/>
    </style:style>
    <style:style style:name="P20" style:family="paragraph" style:parent-style-name="Heading_20_1">
      <style:text-properties officeooo:paragraph-rsid="002764d2"/>
    </style:style>
    <style:style style:name="P21" style:family="paragraph" style:parent-style-name="Heading_20_1">
      <style:text-properties officeooo:paragraph-rsid="002ad4f3"/>
    </style:style>
    <style:style style:name="P22" style:family="paragraph" style:parent-style-name="Standard">
      <style:text-properties style:font-name="Arial" fo:font-size="10pt" officeooo:paragraph-rsid="004417d3" style:font-size-asian="10pt" style:font-size-complex="10pt"/>
    </style:style>
    <style:style style:name="P23" style:family="paragraph" style:parent-style-name="Standard">
      <style:text-properties style:font-name="Arial" fo:font-size="9pt" officeooo:paragraph-rsid="004417d3" style:font-size-asian="9pt" style:font-size-complex="9pt"/>
    </style:style>
    <style:style style:name="P24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5" style:family="paragraph" style:parent-style-name="Heading_20_6">
      <style:text-properties style:font-name="Arial" fo:font-size="10pt" style:font-size-asian="10pt" style:font-size-complex="10pt"/>
    </style:style>
    <style:style style:name="P26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7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8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12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4"><text:text-input text:description="&lt;for each=&quot;o in objects&quot;&gt;">&lt;for each o in objects&gt;</text:text-input><text:s/></text:p>
      <text:p text:style-name="P14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/>
            <text:p text:style-name="P11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1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1"/>
            <text:p text:style-name="P11"/>
            <text:h text:style-name="P20" text:outline-level="1"><text:span text:style-name="Police_20_par_20_défaut"><text:span text:style-name="T10"><text:text-input text:description="&lt;if test=&quot;o.state == 'draft'&quot;&gt;">&lt;if type_quotation&gt;</text:text-input></text:span></text:span></text:h>
            <text:h text:style-name="P21" text:outline-level="1"><text:span text:style-name="Police_20_par_20_défaut"><text:span text:style-name="T11"><text:text-input text:description="&lt;_(&quot;Draft Quotation&quot;)&gt;">Draft</text:text-input></text:span></text:span><text:bookmark-start text:name="__DdeLink__1120_1407961509"/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text:bookmark-end text:name="__DdeLink__1120_1407961509"/></text:h>
            <text:h text:style-name="P20" text:outline-level="1"><text:span text:style-name="Police_20_par_20_défaut"><text:span text:style-name="T9"><text:text-input text:description="&lt;/if&gt;">&lt;/if&gt;</text:text-input></text:span></text:span></text:h>
            <text:h text:style-name="P20" text:outline-level="1"><text:span text:style-name="Police_20_par_20_défaut"><text:span text:style-name="T10"><text:text-input text:description="&lt;if test=&quot;o.state == 'sent'&quot;&gt;">&lt;if type quotation send&gt;</text:text-input></text:span></text:span></text:h>
            <text:h text:style-name="P20" text:outline-level="1"><text:span text:style-name="Police_20_par_20_défaut"><text:span text:style-name="T10"><text:text-input text:description="&lt;_(&quot;Quotation&quot;)&gt;">Quotation</text:text-input></text:span></text:span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/text:h>
            <text:h text:style-name="P20" text:outline-level="1"><text:span text:style-name="Police_20_par_20_défaut"><text:span text:style-name="T9"><text:text-input text:description="&lt;/if&gt;">&lt;/if&gt;</text:text-input></text:span></text:span></text:h>
            <text:h text:style-name="P20" text:outline-level="1"><text:bookmark-start text:name="__DdeLink__318_1844973400"/><text:span text:style-name="Police_20_par_20_défaut"><text:span text:style-name="T10"><text:text-input text:description="&lt;if test=&quot;o.state == 'sale'&quot;&gt;">&lt;if type sale&gt;</text:text-input></text:span></text:span></text:h>
            <text:h text:style-name="P20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"/><text:span text:style-name="Police_20_par_20_défaut"><text:span text:style-name="T10"><text:text-input text:description="&lt;o.name&gt;">SOXXXXX</text:text-input></text:span></text:span><text:bookmark-end text:name="__DdeLink__1131_1407961509"/></text:h>
            <text:h text:style-name="P20" text:outline-level="1"><text:span text:style-name="Police_20_par_20_défaut"><text:span text:style-name="T9"><text:text-input text:description="&lt;/if&gt;">&lt;/if&gt;</text:text-input></text:span></text:span><text:bookmark-end text:name="__DdeLink__318_1844973400"/></text:h>
            <text:h text:style-name="P21" text:outline-level="1"><text:span text:style-name="Police_20_par_20_défaut"><text:span text:style-name="T11"><text:text-input text:description="&lt;if test=&quot;o.state == 'done'&quot;&gt;">&lt;if state done&gt;</text:text-input></text:span></text:span></text:h>
            <text:h text:style-name="P21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1"/><text:span text:style-name="Police_20_par_20_défaut"><text:span text:style-name="T10"><text:text-input text:description="&lt;o.name&gt;">SOXXXXX</text:text-input></text:span></text:span><text:bookmark-end text:name="__DdeLink__1131_14079615091"/></text:h>
            <text:h text:style-name="P21" text:outline-level="1"><text:span text:style-name="Police_20_par_20_défaut"><text:span text:style-name="T9"><text:text-input text:description="&lt;/if&gt;">&lt;/if&gt;</text:text-input></text:span></text:span></text:h>
            <text:h text:style-name="P20" text:outline-level="1"><text:span text:style-name="Police_20_par_20_défaut"><text:span text:style-name="T9"><text:text-input text:description="&lt;if test=&quot;o.state == 'cancel'&quot;&gt;">&lt;if cancelled&gt;</text:text-input></text:span></text:span></text:h>
            <text:h text:style-name="P20" text:outline-level="1"><text:span text:style-name="Police_20_par_20_défaut"><text:span text:style-name="T10"><text:text-input text:description="&lt;_(&quot;Cancelled Sale Order&quot;)&gt;">Cancelled Sale Order</text:text-input></text:span></text:span><text:span text:style-name="Police_20_par_20_défaut"><text:span text:style-name="T9"><text:s/></text:span></text:span><text:span text:style-name="Police_20_par_20_défaut"><text:span text:style-name="T10"><text:text-input text:description="&lt;o.name&gt;">SOXXXXX</text:text-input></text:span></text:span></text:h>
            <text:h text:style-name="P20" text:outline-level="1"><text:span text:style-name="Police_20_par_20_défaut"><text:span text:style-name="T9"><text:text-input text:description="&lt;/if&gt;">&lt;/if&gt;</text:text-input></text:span></text:span></text:h>
            <text:p text:style-name="P19"><text:span text:style-name="Police_20_par_20_défaut"><text:span text:style-name="T9"/></text:span></text:p>
            <text:p text:style-name="P13"><text:span text:style-name="T5"><text:text-input text:description="&lt;_(&quot;Dated&quot;)&gt;">Dated</text:text-input></text:span><text:span text:style-name="T5"><text:s/>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9"/>
            <text:p text:style-name="P9"/>
            <text:p text:style-name="P22"/>
            <text:p text:style-name="P22"/>
            <text:p text:style-name="P23"><text:span text:style-name="T12"><text:text-input text:description="&lt;_(&quot;Attn:&quot;)&gt;">Attn:</text:text-input></text:span><text:span text:style-name="T12"><text:s/></text:span><text:span text:style-name="T12"><text:text-input text:description="&lt;(o.partner_id and o.partner_id.title and o.partner_id.title.name + ' ') or ''&gt;">Partner title</text:text-input></text:span><text:span text:style-name="T12"><text:text-input text:description="&lt;o.partner_id and o.partner_id.name or ''&gt;">Partner name</text:text-input></text:span></text:p>
            <text:p text:style-name="P23"/>
            <text:p text:style-name="P23"><text:text-input text:description="&lt;display_address(o.partner_id,False)&gt;">Address
2 lines</text:text-input></text:p>
            <text:p text:style-name="P23"/>
            <text:p text:style-name="P5"/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6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5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7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7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8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2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9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9"><text:text-input text:description="&lt;line.name&gt;">Name</text:text-input></text:p>
          </table:table-cell>
          <table:table-cell table:style-name="Tableau2.A3" office:value-type="string">
            <text:p text:style-name="P10"><text:text-input text:description="&lt;formatLang(line.product_uom_qty, digits=0)&gt;">112</text:text-input></text:p>
          </table:table-cell>
          <table:table-cell table:style-name="Tableau2.A3" office:value-type="string">
            <text:p text:style-name="P10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0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text:text-input text:description="&lt;_(&quot;Net Total&quot;)&gt;">Net Tota</text:text-input></text:p>
          </table:table-cell>
          <table:table-cell table:style-name="Tableau3.A1" office:value-type="string">
            <text:p text:style-name="P7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9"><text:text-input text:description="&lt;_(&quot;Taxes&quot;)&gt;">Taxes</text:text-input></text:p>
          </table:table-cell>
          <table:table-cell table:style-name="Tableau3.A2" office:value-type="string">
            <text:p text:style-name="P10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otal&quot;)&gt;">Total</text:text-input></text:p>
          </table:table-cell>
          <table:table-cell table:style-name="Tableau3.A1" office:value-type="string">
            <text:p text:style-name="P7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9"><text:text-input text:description="&lt;_(&quot;Due date&quot;)&gt;">Due date</text:text-input><text:s/>: <text:text-input text:description="&lt;formatLang(o.validity_date, date=True)&gt;">2014-06-01</text:text-input></text:p>
      <text:p text:style-name="P9"/>
      <text:p text:style-name="P9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9"/>
      <text:p text:style-name="P9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3"/>
      <text:p text:style-name="P13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<text:s/><text:page-number text:select-page="current">2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ules </meta:initial-creator>
    <meta:creation-date>2011-08-03T10:16:00Z</meta:creation-date>
    <dc:date>2018-05-31T15:25:05.776920791</dc:date>
    <meta:editing-cycles>526</meta:editing-cycles>
    <meta:editing-duration>PT8H55M35S</meta:editing-duration>
    <meta:document-statistic meta:table-count="3" meta:image-count="0" meta:object-count="0" meta:page-count="2" meta:paragraph-count="54" meta:word-count="323" meta:character-count="1009" meta:non-whitespace-character-count="913"/>
    <meta:template xlink:type="simple" xlink:actuate="onRequest" xlink:title="" xlink:href="Normal.dotm"/>
  </office:meta>
</office:document-meta>
</file>